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353cm"/>
      <style:text-properties style:font-name="Times New Roman" fo:font-size="12pt" style:font-name-asian="Times New Roman1" style:font-size-asian="12pt"/>
    </style:style>
    <style:style style:name="P2" style:family="paragraph" style:parent-style-name="Standard">
      <style:paragraph-properties fo:line-height="0.385cm"/>
      <style:text-properties style:font-name="Times New Roman" fo:font-size="12pt" style:font-name-asian="Times New Roman1" style:font-size-asian="12pt"/>
    </style:style>
    <style:style style:name="P3" style:family="paragraph" style:parent-style-name="Standard">
      <style:paragraph-properties fo:line-height="0.067cm"/>
      <style:text-properties style:font-name="Times New Roman" fo:font-size="12pt" style:font-name-asian="Times New Roman1" style:font-size-asian="12pt"/>
    </style:style>
    <style:style style:name="P4" style:family="paragraph" style:parent-style-name="Standard">
      <style:paragraph-properties fo:line-height="0.654cm"/>
      <style:text-properties style:font-name="Times New Roman" fo:font-size="12pt" style:font-name-asian="Times New Roman1" style:font-size-asian="12pt"/>
    </style:style>
    <style:style style:name="P5" style:family="paragraph" style:parent-style-name="Standard">
      <style:paragraph-properties fo:line-height="0.071cm"/>
      <style:text-properties style:font-name="Times New Roman" fo:font-size="12pt" style:font-name-asian="Times New Roman1" style:font-size-asian="12pt"/>
    </style:style>
    <style:style style:name="P6" style:family="paragraph" style:parent-style-name="Standard">
      <style:paragraph-properties style:line-height-at-least="0cm" fo:text-align="end" style:justify-single-word="false"/>
      <style:text-properties style:font-name="Times New Roman" fo:font-size="14pt" style:font-name-asian="Times New Roman1" style:font-size-asian="14pt"/>
    </style:style>
    <style:style style:name="P7" style:family="paragraph" style:parent-style-name="Standard">
      <style:paragraph-properties style:line-height-at-least="0cm" fo:text-align="justify" style:justify-single-word="false"/>
      <style:text-properties style:font-name="Times New Roman" fo:font-size="14pt" style:font-name-asian="Times New Roman1" style:font-size-asian="14pt"/>
    </style:style>
    <style:style style:name="P8" style:family="paragraph" style:parent-style-name="Standard">
      <style:paragraph-properties style:line-height-at-least="0cm"/>
    </style:style>
    <style:style style:name="P9" style:family="paragraph" style:parent-style-name="Standard">
      <style:paragraph-properties style:line-height-at-least="0cm"/>
      <style:text-properties style:font-name="Arial" fo:font-size="12pt" fo:language="en" fo:country="US" style:font-name-asian="Times New Roman1" style:font-size-asian="12pt" style:font-size-complex="12pt"/>
    </style:style>
    <style:style style:name="P10" style:family="paragraph" style:parent-style-name="Standard">
      <style:paragraph-properties fo:margin-left="0cm" fo:margin-right="0.6cm" style:line-height-at-least="0cm" fo:text-indent="0cm" style:auto-text-indent="false"/>
      <style:text-properties style:font-name="Times New Roman" fo:font-size="13.5pt" style:font-name-asian="Times New Roman1" style:font-size-asian="13.5pt"/>
    </style:style>
    <style:style style:name="P11" style:family="paragraph" style:parent-style-name="Standard">
      <style:paragraph-properties fo:margin-left="0cm" fo:margin-right="0.035cm" style:line-height-at-least="0cm" fo:text-align="end" style:justify-single-word="false" fo:text-indent="0cm" style:auto-text-indent="false"/>
      <style:text-properties officeooo:paragraph-rsid="000bd0cd"/>
    </style:style>
    <style:style style:name="P12" style:family="paragraph" style:parent-style-name="Standard">
      <style:paragraph-properties fo:margin-left="1.249cm" fo:margin-right="0cm" style:line-height-at-least="0cm" fo:text-indent="0cm" style:auto-text-indent="false"/>
    </style:style>
    <style:style style:name="P13" style:family="paragraph" style:parent-style-name="Standard">
      <style:paragraph-properties fo:margin-left="1.249cm" fo:margin-right="0cm" style:line-height-at-least="0cm" fo:text-indent="0cm" style:auto-text-indent="false"/>
      <style:text-properties officeooo:paragraph-rsid="000b5ecf"/>
    </style:style>
    <style:style style:name="P14" style:family="paragraph" style:parent-style-name="Standard">
      <style:paragraph-properties fo:margin-left="1.249cm" fo:margin-right="0cm" style:line-height-at-least="0cm" fo:text-indent="0cm" style:auto-text-indent="false"/>
      <style:text-properties officeooo:paragraph-rsid="000bd0cd"/>
    </style:style>
    <style:style style:name="P15" style:family="paragraph" style:parent-style-name="Standard">
      <style:paragraph-properties fo:margin-left="1.249cm" fo:margin-right="0cm" style:line-height-at-least="0cm" fo:text-indent="0cm" style:auto-text-indent="false"/>
      <style:text-properties style:font-name="Arial" fo:font-size="12pt" fo:language="en" fo:country="US" style:font-name-asian="Times New Roman1" style:font-size-asian="12pt" style:font-size-complex="12pt"/>
    </style:style>
    <style:style style:name="P16" style:family="paragraph" style:parent-style-name="Standard">
      <style:paragraph-properties fo:margin-left="1.249cm" fo:margin-right="0cm" style:line-height-at-least="0cm" fo:text-indent="0cm" style:auto-text-indent="false"/>
      <style:text-properties style:font-name="Arial" fo:font-size="12pt" style:font-name-asian="Times New Roman1" style:font-size-asian="12pt" style:font-size-complex="12pt"/>
    </style:style>
    <style:style style:name="P17" style:family="paragraph" style:parent-style-name="Standard">
      <style:paragraph-properties fo:margin-left="0cm" fo:margin-right="0cm" style:line-height-at-least="0cm" fo:text-indent="1.249cm" style:auto-text-indent="false"/>
    </style:style>
    <style:style style:name="P18" style:family="paragraph" style:parent-style-name="Standard">
      <style:paragraph-properties fo:margin-left="0cm" fo:margin-right="0cm" style:line-height-at-least="0cm" fo:text-indent="1.249cm" style:auto-text-indent="false"/>
      <style:text-properties officeooo:paragraph-rsid="000bd0cd"/>
    </style:style>
    <style:style style:name="P19" style:family="paragraph" style:parent-style-name="Standard">
      <style:paragraph-properties fo:margin-left="0cm" fo:margin-right="0cm" style:line-height-at-least="0cm" fo:text-indent="1.249cm" style:auto-text-indent="false"/>
      <style:text-properties style:font-name="Arial" fo:font-size="12pt" fo:language="en" fo:country="US" style:font-name-asian="Times New Roman1" style:font-size-asian="12pt" style:font-size-complex="12pt"/>
    </style:style>
    <style:style style:name="P20" style:family="paragraph" style:parent-style-name="Standard">
      <style:paragraph-properties fo:margin-left="0cm" fo:margin-right="0cm" style:line-height-at-least="0cm" fo:text-indent="1.249cm" style:auto-text-indent="false"/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21" style:family="paragraph" style:parent-style-name="Standard" style:master-page-name="Standard">
      <style:paragraph-properties fo:margin-left="0.494cm" fo:margin-right="1.094cm" fo:line-height="105%" fo:text-align="center" style:justify-single-word="false" fo:text-indent="0cm" style:auto-text-indent="false" style:page-number="auto"/>
      <style:text-properties style:font-name="Times New Roman" fo:font-size="14pt" style:font-name-asian="Times New Roman1" style:font-size-asian="14pt"/>
    </style:style>
    <style:style style:name="P22" style:family="paragraph" style:parent-style-name="Standard">
      <style:paragraph-properties fo:margin-left="0cm" fo:margin-right="0.6cm" style:line-height-at-least="0cm" fo:text-align="center" style:justify-single-word="false" fo:text-indent="0cm" style:auto-text-indent="false"/>
      <style:text-properties style:font-name="Times New Roman" fo:font-size="14pt" style:font-name-asian="Times New Roman1" style:font-size-asian="14pt"/>
    </style:style>
    <style:style style:name="P23" style:family="paragraph" style:parent-style-name="Standard">
      <style:paragraph-properties fo:margin-left="0cm" fo:margin-right="0.6cm" style:line-height-at-least="0cm" fo:text-align="center" style:justify-single-word="false" fo:text-indent="0cm" style:auto-text-indent="false"/>
      <style:text-properties style:font-name="Times New Roman" fo:font-size="13.5pt" style:font-name-asian="Times New Roman1" style:font-size-asian="13.5pt"/>
    </style:style>
    <style:style style:name="P24" style:family="paragraph" style:parent-style-name="Standard">
      <style:paragraph-properties fo:margin-left="0cm" fo:margin-right="0.564cm" style:line-height-at-least="0cm" fo:text-align="center" style:justify-single-word="false" fo:text-indent="0cm" style:auto-text-indent="false"/>
      <style:text-properties style:font-name="Times New Roman" fo:font-size="14pt" style:font-name-asian="Times New Roman1" style:font-size-asian="14pt"/>
    </style:style>
    <style:style style:name="P25" style:family="paragraph" style:parent-style-name="Standard">
      <style:paragraph-properties fo:margin-left="0cm" fo:margin-right="0.564cm" style:line-height-at-least="0cm" fo:text-align="center" style:justify-single-word="false" fo:text-indent="0cm" style:auto-text-indent="false"/>
    </style:style>
    <style:style style:name="P26" style:family="paragraph" style:parent-style-name="Standard">
      <style:paragraph-properties fo:margin-left="0cm" fo:margin-right="0.035cm" style:line-height-at-least="0cm" fo:text-align="end" style:justify-single-word="false" fo:text-indent="0cm" style:auto-text-indent="false"/>
      <style:text-properties style:font-name="Times New Roman" fo:font-size="14pt" officeooo:paragraph-rsid="000bd0cd" style:font-name-asian="Times New Roman1" style:font-size-asian="14pt"/>
    </style:style>
    <style:style style:name="P27" style:family="paragraph" style:parent-style-name="Standard">
      <style:paragraph-properties style:line-height-at-least="0cm" fo:text-align="end" style:justify-single-word="false"/>
      <style:text-properties style:font-name="Times New Roman" fo:font-size="14pt" officeooo:paragraph-rsid="000bd0cd" style:font-name-asian="Times New Roman1" style:font-size-asian="14pt"/>
    </style:style>
    <style:style style:name="P28" style:family="paragraph" style:parent-style-name="Standard">
      <style:paragraph-properties style:line-height-at-least="0cm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style:line-height-at-least="0cm"/>
      <style:text-properties style:font-name="Arial" fo:font-size="12pt" fo:language="en" fo:country="US" style:font-name-asian="Times New Roman1" style:font-size-asian="12pt" style:font-size-complex="12pt"/>
    </style:style>
    <style:style style:name="P30" style:family="paragraph" style:parent-style-name="Standard" style:master-page-name="Converted1">
      <style:paragraph-properties style:line-height-at-least="0cm" fo:text-align="center" style:justify-single-word="false" style:page-number="auto"/>
    </style:style>
    <style:style style:name="P31" style:family="paragraph" style:parent-style-name="Standard">
      <style:paragraph-properties fo:margin-left="1.249cm" fo:margin-right="0cm" style:line-height-at-leas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1.249cm" fo:margin-right="0cm" style:line-height-at-least="0cm" fo:text-indent="0cm" style:auto-text-indent="false"/>
      <style:text-properties style:font-name="Arial" fo:font-size="12pt" fo:language="en" fo:country="US" style:font-name-asian="Times New Roman1" style:font-size-asian="12pt" style:font-size-complex="12pt"/>
    </style:style>
    <style:style style:name="P33" style:family="paragraph" style:parent-style-name="Standard">
      <style:paragraph-properties fo:margin-left="1.249cm" fo:margin-right="0cm" style:line-height-at-least="0cm" fo:text-indent="0cm" style:auto-text-indent="false"/>
      <style:text-properties style:font-name="Arial" fo:font-size="12pt" fo:language="en" fo:country="US" officeooo:paragraph-rsid="000b5ecf" style:font-name-asian="Times New Roman1" style:font-size-asian="12pt" style:font-size-complex="12pt"/>
    </style:style>
    <style:style style:name="P34" style:family="paragraph" style:parent-style-name="Standard">
      <style:paragraph-properties fo:margin-left="1.249cm" fo:margin-right="0cm" style:line-height-at-least="0cm" fo:text-indent="0cm" style:auto-text-indent="false"/>
      <style:text-properties style:font-name="Arial" fo:font-size="12pt" fo:language="en" fo:country="US" officeooo:paragraph-rsid="000bd0cd" style:font-name-asian="Times New Roman1" style:font-size-asian="12pt" style:font-size-complex="12pt"/>
    </style:style>
    <style:style style:name="P35" style:family="paragraph" style:parent-style-name="Standard">
      <style:paragraph-properties fo:margin-left="1.249cm" fo:margin-right="0cm" style:line-height-at-least="0cm" fo:text-indent="0cm" style:auto-text-indent="false"/>
      <style:text-properties style:font-name="Arial" fo:font-size="12pt" style:font-name-asian="Times New Roman1" style:font-size-asian="12pt" style:font-size-complex="12pt"/>
    </style:style>
    <style:style style:name="P36" style:family="paragraph" style:parent-style-name="Standard">
      <style:paragraph-properties fo:margin-left="0cm" fo:margin-right="0cm" style:line-height-at-least="0cm" fo:text-indent="1.249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7" style:family="paragraph" style:parent-style-name="Standard">
      <style:paragraph-properties fo:margin-left="0cm" fo:margin-right="0cm" style:line-height-at-least="0cm" fo:text-indent="1.249cm" style:auto-text-indent="false"/>
      <style:text-properties style:font-name="Arial" fo:font-size="12pt" fo:language="en" fo:country="US" style:font-name-asian="Times New Roman1" style:font-size-asian="12pt" style:font-size-complex="12pt"/>
    </style:style>
    <style:style style:name="P38" style:family="paragraph" style:parent-style-name="Standard">
      <style:paragraph-properties fo:margin-left="0cm" fo:margin-right="0cm" style:line-height-at-least="0cm" fo:text-indent="1.249cm" style:auto-text-indent="false"/>
      <style:text-properties style:font-name="Arial" fo:font-size="12pt" fo:language="en" fo:country="US" officeooo:paragraph-rsid="000bd0cd" style:font-name-asian="Times New Roman1" style:font-size-asian="12pt" style:font-size-complex="12pt"/>
    </style:style>
    <style:style style:name="T1" style:family="text">
      <style:text-properties style:font-name="Times New Roman" fo:font-size="14pt" style:font-name-asian="Times New Roman1" style:font-size-asian="14pt"/>
    </style:style>
    <style:style style:name="T2" style:family="text">
      <style:text-properties style:font-name="Times New Roman" fo:font-size="14pt" style:font-name-asian="Times New Roman1" style:font-size-asian="14pt" style:language-asian="zh" style:country-asian="CN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bd0cd" style:font-name-asian="Times New Roman1" style:font-size-asian="14pt"/>
    </style:style>
    <style:style style:name="T5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Arial" fo:font-size="12pt" fo:language="en" fo:country="US" style:font-name-asian="Times New Roman1" style:font-size-asian="12pt" style:font-size-complex="12pt"/>
    </style:style>
    <style:style style:name="T9" style:family="text">
      <style:text-properties style:font-name="Arial" fo:font-size="12pt" fo:language="en" fo:country="US" officeooo:rsid="000b5ecf" style:font-name-asian="Times New Roman1" style:font-size-asian="12pt" style:font-size-complex="12pt"/>
    </style:style>
    <style:style style:name="T10" style:family="text">
      <style:text-properties style:font-name="Arial" fo:font-size="12pt" fo:language="en" fo:country="US" officeooo:rsid="000bd0cd" style:font-name-asian="Times New Roman1" style:font-size-asian="12pt" style:font-size-complex="12pt"/>
    </style:style>
    <style:style style:name="T11" style:family="text">
      <style:text-properties style:font-name="Arial" fo:font-size="12pt" fo:language="en" fo:country="US" officeooo:rsid="000b5ecf" style:font-name-asian="Times New Roman1" style:font-size-asian="12pt" style:language-asian="ru" style:country-asian="RU" style:font-name-complex="Arial1" style:font-size-complex="12pt"/>
    </style:style>
    <style:style style:name="T12" style:family="text">
      <style:text-properties style:font-name="Arial" fo:font-size="12pt" fo:language="en" fo:country="US" officeooo:rsid="000bd0cd" style:font-name-asian="Times New Roman1" style:font-size-asian="12pt" style:language-asian="ru" style:country-asian="RU" style:font-name-complex="Arial1" style:font-size-complex="12pt"/>
    </style:style>
    <style:style style:name="T13" style:family="text">
      <style:text-properties style:font-name="Arial" fo:font-size="12pt" style:font-name-asian="Times New Roman1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 text:name="page1"/>Министерство образования Республики Беларусь Учреждение образования «Белорусский государственный университет информатики и радиоэлектроники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2">ОТЧЕТ</text:p>
      <text:p text:style-name="P3"/>
      <text:p text:style-name="P24">Лабораторная работа №2</text:p>
      <text:p text:style-name="P25"><text:span text:style-name="T1">по теме</text:span><text:span text:style-name="T2"> №5 «Интернет площадка услуг по заказу такси у различных владельцев (не Uber)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26">Выполнил: </text:p>
      <text:p text:style-name="P11"><text:span text:style-name="T4">Василюк В. И.</text:span><text:span text:style-name="T1">,</text:span></text:p>
      <text:p text:style-name="P26"><text:s/>гр. 753502</text:p>
      <text:p text:style-name="P5"/>
      <text:p text:style-name="P27">Проверил: </text:p>
      <text:p text:style-name="P27">Алексеев И. Г.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23">Минск БГУИР 2020</text:p>
      <text:p text:style-name="P10"/>
      <text:p text:style-name="P30"><text:span text:style-name="T5">SQL </text:span><text:span text:style-name="T7">Запросы</text:span></text:p>
      <text:p text:style-name="P8"><text:span text:style-name="T6">1) </text:span><text:span text:style-name="T3">Авторизация</text:span><text:span text:style-name="T6"> </text:span></text:p>
      <text:p text:style-name="P9">use sql_taxi;</text:p>
      <text:p text:style-name="P9">SELECT id FROM Person WHERE login = '{*}' AND pwd_hash = '{*}'</text:p>
      <text:p text:style-name="P9"/>
      <text:p text:style-name="P9">SELECT status, role, block_begin, block_end,</text:p>
      <text:p text:style-name="P9">registration_date, name, surname, middlename, id_passport FROM Person</text:p>
      <text:p text:style-name="P9">JOIN Name ON Person.id_name = Name.id </text:p>
      <text:p text:style-name="P9">JOIN Middlename ON Person.id_middlename = Middlename.id </text:p>
      <text:p text:style-name="P9">JOIN Surname ON Person.id_surname = Surname.id </text:p>
      <text:p text:style-name="P9">WHERE Person.id = {*} AND Person.status = 'Active'</text:p>
      <text:p text:style-name="P9"/>
      <text:p text:style-name="P28">2) Управление пользователями </text:p>
      <text:p text:style-name="P31">2.1) Создание пользователя</text:p>
      <text:p text:style-name="P15">use sql_taxi;</text:p>
      <text:p text:style-name="P15"/>
      <text:p text:style-name="P15">INSERT INTO Person(login, pwd_hash, role, status, registration_date, </text:p>
      <text:p text:style-name="P15">id_name, id_surname, id_middlename3)</text:p>
      <text:p text:style-name="P15">VALUES ('{*}', '{*}', '{*}', 'Active', NOW(),</text:p>
      <text:p text:style-name="P15">(SELECT id FROM Name WHERE name='{*}'),</text:p>
      <text:p text:style-name="P15">(SELECT id FROM Surname WHERE surname='{*}'),</text:p>
      <text:p text:style-name="P15">(SELECT id FROM Middlename WHERE middlename='{*}'));</text:p>
      <text:p text:style-name="P15"/>
      <text:p text:style-name="P12"><text:span text:style-name="T6">2.2) </text:span><text:span text:style-name="T3">Удаление</text:span><text:span text:style-name="T6"> </text:span><text:span text:style-name="T3">пользователя</text:span></text:p>
      <text:p text:style-name="P12"><text:span text:style-name="T8">DELETE FROM </text:span><text:span text:style-name="T11">Person</text:span><text:span text:style-name="T8"> WHERE login='{*}'</text:span></text:p>
      <text:p text:style-name="P15"/>
      <text:p text:style-name="P31">2.3) Изменение прав пользователя</text:p>
      <text:p text:style-name="P12"><text:span text:style-name="T8">UPDATE</text:span><text:span text:style-name="T13"> </text:span><text:span text:style-name="T11">Person</text:span><text:span text:style-name="T13"> </text:span><text:span text:style-name="T8">SET</text:span><text:span text:style-name="T13"> </text:span></text:p>
      <text:p text:style-name="P15">role = '{*}' </text:p>
      <text:p text:style-name="P15">WHERE login = '{*}'</text:p>
      <text:p text:style-name="P15"/>
      <text:p text:style-name="P31">2.4) Блокировка пользователя</text:p>
      <text:p text:style-name="P12"><text:span text:style-name="T8">UPDATE </text:span><text:span text:style-name="T11">Person</text:span><text:span text:style-name="T8"> SET</text:span></text:p>
      <text:p text:style-name="P12"><text:span text:style-name="T8">block_begin = NOW(), block_end = '</text:span><text:span text:style-name="T9">9999</text:span><text:span text:style-name="T8">-01-01', status = 'Blocked'</text:span></text:p>
      <text:p text:style-name="P16">WHERE login = '{*}'</text:p>
      <text:p text:style-name="P16"/>
      <text:p text:style-name="P31">2.5) Разблокировка пользователя</text:p>
      <text:p text:style-name="P12"><text:span text:style-name="T8">UPDATE </text:span><text:span text:style-name="T11">Person</text:span><text:span text:style-name="T8"> SET</text:span></text:p>
      <text:p text:style-name="P15">block_begin = NULL, block_end= NULL, status='Active'</text:p>
      <text:p text:style-name="P16">WHERE login = '{*}'</text:p>
      <text:p text:style-name="P31">2.6) Блокировка на определенное время с автоматическим снятием </text:p>
      <text:p text:style-name="P31">Блокировки</text:p>
      <text:p text:style-name="P12"><text:span text:style-name="T8">UPDATE </text:span><text:span text:style-name="T11">PersonP</text:span><text:span text:style-name="T8"> SET</text:span></text:p>
      <text:p text:style-name="P15">block_begin = NOW(), block_end = NOW() + INTERVAL {*} SECOND ,</text:p>
      <text:p text:style-name="P15">status='Blocked' </text:p>
      <text:p text:style-name="P15">WHERE login = '{*}'</text:p>
      <text:p text:style-name="P15"/>
      <text:p text:style-name="P15">DROP EVENT IF EXISTS unlock_event_{login}</text:p>
      <text:p text:style-name="P15">CREATE EVENT unlock_event_{login} </text:p>
      <text:p text:style-name="P15">ON SCHEDULE </text:p>
      <text:p text:style-name="P15">AT NOW() + INTERVAL {seconds} SECOND </text:p>
      <text:p text:style-name="P15"><text:soft-page-break/>DO </text:p>
      <text:p text:style-name="P12"><text:span text:style-name="T8">UPDATE </text:span><text:span text:style-name="T11">Person</text:span><text:span text:style-name="T8"> SET </text:span></text:p>
      <text:p text:style-name="P15">block_begin = NULL, block_end= NULL, status='Active' </text:p>
      <text:p text:style-name="P12"><text:span text:style-name="T8">WHERE</text:span><text:span text:style-name="T13"> </text:span><text:span text:style-name="T8">login</text:span><text:span text:style-name="T13"> = '{*}'</text:span></text:p>
      <text:p text:style-name="P16"/>
      <text:p text:style-name="P31">2.7) Поиск пользователей по различным критериям</text:p>
      <text:p text:style-name="P12"><text:span text:style-name="T8">SELECT </text:span><text:span text:style-name="T11">Person</text:span><text:span text:style-name="T8">.id, login, status, role, block_begin, block_end, registration_date,</text:span></text:p>
      <text:p text:style-name="P12"><text:span text:style-name="T8">name, </text:span><text:span text:style-name="T9">sur</text:span><text:span text:style-name="T8">name, </text:span><text:span text:style-name="T9">middle</text:span><text:span text:style-name="T8">name, id_p</text:span><text:span text:style-name="T11">assport</text:span><text:span text:style-name="T8"> FROM </text:span><text:span text:style-name="T11">Person</text:span><text:span text:style-name="T8"> </text:span></text:p>
      <text:p text:style-name="P13"><text:span text:style-name="T8">JOIN </text:span><text:span text:style-name="T11">Name</text:span><text:span text:style-name="T8"> ON </text:span><text:span text:style-name="T11">Person</text:span><text:span text:style-name="T8">.id_name = </text:span><text:span text:style-name="T9">Name</text:span><text:span text:style-name="T8">.id </text:span></text:p>
      <text:p text:style-name="P13"><text:span text:style-name="T8">JOIN </text:span><text:span text:style-name="T11">Surname</text:span><text:span text:style-name="T8"> ON </text:span><text:span text:style-name="T11">Person</text:span><text:span text:style-name="T8">.id_</text:span><text:span text:style-name="T9">sur</text:span><text:span text:style-name="T8">name = </text:span><text:span text:style-name="T9">Surname</text:span><text:span text:style-name="T8">.id </text:span></text:p>
      <text:p text:style-name="P13"><text:span text:style-name="T8">JOIN </text:span><text:span text:style-name="T11">Middlename</text:span><text:span text:style-name="T8"> ON </text:span><text:span text:style-name="T11">Person</text:span><text:span text:style-name="T8">.id_</text:span><text:span text:style-name="T9">middle</text:span><text:span text:style-name="T8">name = </text:span><text:span text:style-name="T9">Middlename</text:span><text:span text:style-name="T8">.id </text:span></text:p>
      <text:p text:style-name="P33">WHERE </text:p>
      <text:p text:style-name="P13"><text:span text:style-name="T8">name </text:span><text:span text:style-name="T11">LIKE</text:span><text:span text:style-name="T8"> '%{*}%' </text:span></text:p>
      <text:p text:style-name="P12"><text:span text:style-name="T8">AND </text:span><text:span text:style-name="T9">sur</text:span><text:span text:style-name="T8">name </text:span><text:span text:style-name="T11">LIKE</text:span><text:span text:style-name="T8"> '%{*}%' </text:span></text:p>
      <text:p text:style-name="P12"><text:span text:style-name="T8">AND </text:span><text:span text:style-name="T9">middle</text:span><text:span text:style-name="T8">name </text:span><text:span text:style-name="T11">LIKE</text:span><text:span text:style-name="T8"> '%{*}%' </text:span></text:p>
      <text:p text:style-name="P15">AND role = '{*}' </text:p>
      <text:p text:style-name="P16">AND status = '{*}'</text:p>
      <text:p text:style-name="P28"><text:tab/></text:p>
      <text:p text:style-name="P28">3) Журналирование</text:p>
      <text:p text:style-name="P36">3.1) Журналирование авторизации</text:p>
      <text:p text:style-name="P19">CREATE TABLE `auth_log` (</text:p>
      <text:p text:style-name="P19"><text:s text:c="2"/>`id` int(11) NOT NULL AUTO_INCREMENT,</text:p>
      <text:p text:style-name="P19"><text:s text:c="2"/>`login` varchar(45) NOT NULL,</text:p>
      <text:p text:style-name="P19"><text:s text:c="2"/>`login_date` datetime NOT NULL DEFAULT CURRENT_TIMESTAMP,</text:p>
      <text:p text:style-name="P19"><text:s text:c="2"/>`status` enum('Active','Blocked') NOT NULL,</text:p>
      <text:p text:style-name="P17"><text:span text:style-name="T8"><text:s text:c="2"/>`role` enum('</text:span><text:span text:style-name="T11">Клиент</text:span><text:span text:style-name="T8">','</text:span><text:span text:style-name="T11">Водитель</text:span><text:span text:style-name="T8">','</text:span><text:span text:style-name="T11">Админ</text:span><text:span text:style-name="T8">'</text:span><text:span text:style-name="T9">,'Провайдер'</text:span><text:span text:style-name="T8">) NOT NULL,</text:span></text:p>
      <text:p text:style-name="P19"><text:s text:c="2"/>PRIMARY KEY (`id`),</text:p>
      <text:p text:style-name="P19"><text:s text:c="2"/>UNIQUE KEY `id_UNIQUE` (`id`)</text:p>
      <text:p text:style-name="P19">) ENGINE=InnoDB AUTO_INCREMENT=26 DEFAULT CHARSET=utf8</text:p>
      <text:p text:style-name="P19"/>
      <text:p text:style-name="P19">INSERT INTO auth_log(login, login_date, status, role)</text:p>
      <text:p text:style-name="P19">VALUES ('{*}', NOW(), '{*}', '{*}')</text:p>
      <text:p text:style-name="P19"/>
      <text:p text:style-name="P17"><text:span text:style-name="T6">3.2) </text:span><text:span text:style-name="T3">Журналирование</text:span><text:span text:style-name="T6"> </text:span><text:span text:style-name="T3">пользователей</text:span><text:span text:style-name="T6"> </text:span><text:span text:style-name="T3">операции</text:span><text:span text:style-name="T6"> INSERT</text:span></text:p>
      <text:p text:style-name="P19">CREATE TABLE `users_insert_log` (</text:p>
      <text:p text:style-name="P19"><text:s text:c="2"/>`id` smallint(5) unsigned NOT NULL AUTO_INCREMENT,</text:p>
      <text:p text:style-name="P19"><text:s text:c="2"/>`user_id` smallint(5) unsigned NOT NULL,</text:p>
      <text:p text:style-name="P19"><text:s text:c="2"/>`change_date` datetime NOT NULL DEFAULT CURRENT_TIMESTAMP,</text:p>
      <text:p text:style-name="P19"><text:s text:c="2"/>`login` varchar(45) NOT NULL,</text:p>
      <text:p text:style-name="P17"><text:span text:style-name="T8"><text:s text:c="2"/>`</text:span><text:span text:style-name="T11">pwd_hash</text:span><text:span text:style-name="T8">` varchar(</text:span><text:span text:style-name="T11">45</text:span><text:span text:style-name="T8">) NOT NULL,</text:span></text:p>
      <text:p text:style-name="P18"><text:span text:style-name="T8"><text:s text:c="2"/>`role` enum('</text:span><text:span text:style-name="T11">Клиент</text:span><text:span text:style-name="T8">','</text:span><text:span text:style-name="T11">Водитель</text:span><text:span text:style-name="T8">','</text:span><text:span text:style-name="T11">Админ</text:span><text:span text:style-name="T8">'</text:span><text:span text:style-name="T9">,'Провайдер'</text:span><text:span text:style-name="T8">) <text:s/>NOT NULL,</text:span></text:p>
      <text:p text:style-name="P19"><text:s text:c="2"/>`status` enum('Active','Blocked') NOT NULL DEFAULT 'Active',</text:p>
      <text:p text:style-name="P19"><text:s text:c="2"/>`block_begin` datetime DEFAULT NULL,</text:p>
      <text:p text:style-name="P19"><text:s text:c="2"/>`block_end` datetime DEFAULT NULL,</text:p>
      <text:p text:style-name="P19"><text:s text:c="2"/>`registration_date` datetime NOT NULL DEFAULT CURRENT_TIMESTAMP,</text:p>
      <text:p text:style-name="P19"><text:s text:c="2"/>`id_name1` smallint(5) unsigned NOT NULL,</text:p>
      <text:p text:style-name="P19"><text:s text:c="2"/>`id_name2` smallint(5) unsigned NOT NULL,</text:p>
      <text:p text:style-name="P19"><text:s text:c="2"/>`id_name3` smallint(5) unsigned NOT NULL,</text:p>
      <text:p text:style-name="P19"><text:s text:c="2"/>`id_personal_info` mediumint(8) unsigned DEFAULT NULL,</text:p>
      <text:p text:style-name="P19"><text:s text:c="2"/>PRIMARY KEY (`id`)</text:p>
      <text:p text:style-name="P19">) ENGINE=InnoDB AUTO_INCREMENT=3 DEFAULT CHARSET=utf8</text:p>
      <text:p text:style-name="P19"><text:soft-page-break/></text:p>
      <text:p text:style-name="P19"/>
      <text:p text:style-name="P38">DROP TRIGGER IF EXISTS user_insert_trigger;</text:p>
      <text:p text:style-name="P19">CREATE TRIGGER user_insert_trigger </text:p>
      <text:p text:style-name="P17"><text:span text:style-name="T8">AFTER INSERT ON </text:span><text:span text:style-name="T12">sql_taxi</text:span><text:span text:style-name="T8">.users</text:span></text:p>
      <text:p text:style-name="P19">FOR EACH ROW</text:p>
      <text:p text:style-name="P17"><text:span text:style-name="T8">INSERT INTO </text:span><text:span text:style-name="T12">sql_taxi</text:span><text:span text:style-name="T8">.users_insert_log</text:span></text:p>
      <text:p text:style-name="P34">(user_id, change_date, login, password, salt, role, status, block_begin, block_end, </text:p>
      <text:p text:style-name="P14"><text:span text:style-name="T8">registration_date, id_name, id_</text:span><text:span text:style-name="T10">sur</text:span><text:span text:style-name="T8">name, id_</text:span><text:span text:style-name="T10">middle</text:span><text:span text:style-name="T8">name, id_</text:span><text:span text:style-name="T10">passport</text:span><text:span text:style-name="T8">)</text:span></text:p>
      <text:p text:style-name="P34">VALUES</text:p>
      <text:p text:style-name="P34">(OLD.id, NOW(), OLD.login, OLD.password, OLD.role, </text:p>
      <text:p text:style-name="P14"><text:span text:style-name="T8">OLD.status, OLD.block_begin, OLD.block_end, OLD.registration_date, OLD.id_name, OLD.id_</text:span><text:span text:style-name="T10">sur</text:span><text:span text:style-name="T8">name, OLD.id_</text:span><text:span text:style-name="T10">middle</text:span><text:span text:style-name="T8">name, OLD.id_</text:span><text:span text:style-name="T12">passport</text:span><text:span text:style-name="T8">);</text:span></text:p>
      <text:p text:style-name="P20"/>
      <text:p text:style-name="P17"><text:span text:style-name="T3">3.3) Журналирование пользователей операции </text:span><text:span text:style-name="T6">UPDATE</text:span></text:p>
      <text:p text:style-name="P17"><text:span text:style-name="T8">CREATE</text:span><text:span text:style-name="T13"> </text:span><text:span text:style-name="T8">TABLE</text:span><text:span text:style-name="T13"> `</text:span><text:span text:style-name="T8">users</text:span><text:span text:style-name="T13">_</text:span><text:span text:style-name="T8">update</text:span><text:span text:style-name="T13">_</text:span><text:span text:style-name="T8">log</text:span><text:span text:style-name="T13">` (</text:span></text:p>
      <text:p text:style-name="P18"><text:span text:style-name="T13"><text:s text:c="2"/></text:span><text:span text:style-name="T8">`id` smallint(5) unsigned NOT NULL AUTO_INCREMENT,</text:span></text:p>
      <text:p text:style-name="P38"><text:s text:c="2"/>`user_id` smallint(5) unsigned NOT NULL,</text:p>
      <text:p text:style-name="P38"><text:s text:c="2"/>`change_date` datetime NOT NULL DEFAULT CURRENT_TIMESTAMP,</text:p>
      <text:p text:style-name="P38"><text:s text:c="2"/>`login` varchar(45) NOT NULL,</text:p>
      <text:p text:style-name="P18"><text:span text:style-name="T8"><text:s text:c="2"/>`</text:span><text:span text:style-name="T11">pwd_hash</text:span><text:span text:style-name="T8">` varchar(</text:span><text:span text:style-name="T11">45</text:span><text:span text:style-name="T8">) NOT NULL,</text:span></text:p>
      <text:p text:style-name="P18"><text:span text:style-name="T8"><text:s text:c="2"/>`role` enum('</text:span><text:span text:style-name="T11">Клиент</text:span><text:span text:style-name="T8">','</text:span><text:span text:style-name="T11">Водитель</text:span><text:span text:style-name="T8">','</text:span><text:span text:style-name="T11">Админ</text:span><text:span text:style-name="T8">'</text:span><text:span text:style-name="T9">,'Провайдер'</text:span><text:span text:style-name="T8">) <text:s/>NOT NULL,</text:span></text:p>
      <text:p text:style-name="P38"><text:s text:c="2"/>`status` enum('Active','Blocked') NOT NULL DEFAULT 'Active',</text:p>
      <text:p text:style-name="P38"><text:s text:c="2"/>`block_begin` datetime DEFAULT NULL,</text:p>
      <text:p text:style-name="P38"><text:s text:c="2"/>`block_end` datetime DEFAULT NULL,</text:p>
      <text:p text:style-name="P38"><text:s text:c="2"/>`registration_date` datetime NOT NULL DEFAULT CURRENT_TIMESTAMP,</text:p>
      <text:p text:style-name="P38"><text:s text:c="2"/>`id_name1` smallint(5) unsigned NOT NULL,</text:p>
      <text:p text:style-name="P38"><text:s text:c="2"/>`id_name2` smallint(5) unsigned NOT NULL,</text:p>
      <text:p text:style-name="P38"><text:s text:c="2"/>`id_name3` smallint(5) unsigned NOT NULL,</text:p>
      <text:p text:style-name="P38"><text:s text:c="2"/>`id_personal_info` mediumint(8) unsigned DEFAULT NULL,</text:p>
      <text:p text:style-name="P38"><text:s text:c="2"/>PRIMARY KEY (`id`)</text:p>
      <text:p text:style-name="P19">) ENGINE=InnoDB AUTO_INCREMENT=34 DEFAULT CHARSET=utf8</text:p>
      <text:p text:style-name="P19"/>
      <text:p text:style-name="P38">DROP TRIGGER IF EXISTS user_update_trigger;</text:p>
      <text:p text:style-name="P19">CREATE TRIGGER user_update_trigger </text:p>
      <text:p text:style-name="P17"><text:span text:style-name="T8">AFTER UPDATE ON </text:span><text:span text:style-name="T12">sql_taxi</text:span><text:span text:style-name="T8">.users</text:span></text:p>
      <text:p text:style-name="P19">FOR EACH ROW</text:p>
      <text:p text:style-name="P17"><text:span text:style-name="T8">INSERT INTO </text:span><text:span text:style-name="T12">sql_taxi</text:span><text:span text:style-name="T8">.users_update_log</text:span></text:p>
      <text:p text:style-name="P34">(user_id, change_date, login, password, salt, role, status, block_begin, block_end, </text:p>
      <text:p text:style-name="P14"><text:span text:style-name="T8">registration_date, id_name, id_</text:span><text:span text:style-name="T10">sur</text:span><text:span text:style-name="T8">name, id_</text:span><text:span text:style-name="T10">middle</text:span><text:span text:style-name="T8">name, id_</text:span><text:span text:style-name="T10">passport</text:span><text:span text:style-name="T8">)</text:span></text:p>
      <text:p text:style-name="P34">VALUES</text:p>
      <text:p text:style-name="P34">(OLD.id, NOW(), OLD.login, OLD.password, OLD.role, </text:p>
      <text:p text:style-name="P14"><text:span text:style-name="T8">OLD.status, OLD.block_begin, OLD.block_end, OLD.registration_date, OLD.id_name, OLD.id_</text:span><text:span text:style-name="T10">sur</text:span><text:span text:style-name="T8">name, OLD.id_</text:span><text:span text:style-name="T10">middle</text:span><text:span text:style-name="T8">name, OLD.id_</text:span><text:span text:style-name="T12">passport</text:span><text:span text:style-name="T8">);</text:span></text:p>
      <text:p text:style-name="P20"/>
      <text:p text:style-name="P36">3.3) Журналирование пользователей операции DELETE</text:p>
      <text:p text:style-name="P12"><text:span text:style-name="T8">CREATE</text:span><text:span text:style-name="T13"> </text:span><text:span text:style-name="T8">TABLE</text:span><text:span text:style-name="T13"> `</text:span><text:span text:style-name="T8">users</text:span><text:span text:style-name="T13">_</text:span><text:span text:style-name="T8">delete</text:span><text:span text:style-name="T13">_</text:span><text:span text:style-name="T8">log</text:span><text:span text:style-name="T13">` (</text:span></text:p>
      <text:p text:style-name="P14"><text:span text:style-name="T13"><text:s text:c="2"/></text:span><text:span text:style-name="T8">`id` smallint(5) unsigned NOT NULL AUTO_INCREMENT,</text:span></text:p>
      <text:p text:style-name="P38"><text:s text:c="2"/>`user_id` smallint(5) unsigned NOT NULL,</text:p>
      <text:p text:style-name="P38"><text:s text:c="2"/>`change_date` datetime NOT NULL DEFAULT CURRENT_TIMESTAMP,</text:p>
      <text:p text:style-name="P38"><text:soft-page-break/><text:s text:c="2"/>`login` varchar(45) NOT NULL,</text:p>
      <text:p text:style-name="P18"><text:span text:style-name="T8"><text:s text:c="2"/>`</text:span><text:span text:style-name="T11">pwd_hash</text:span><text:span text:style-name="T8">` varchar(</text:span><text:span text:style-name="T11">45</text:span><text:span text:style-name="T8">) NOT NULL,</text:span></text:p>
      <text:p text:style-name="P18"><text:span text:style-name="T8"><text:s text:c="2"/>`role` enum('</text:span><text:span text:style-name="T11">Клиент</text:span><text:span text:style-name="T8">','</text:span><text:span text:style-name="T11">Водитель</text:span><text:span text:style-name="T8">','</text:span><text:span text:style-name="T11">Админ</text:span><text:span text:style-name="T8">'</text:span><text:span text:style-name="T9">,'Провайдер'</text:span><text:span text:style-name="T8">) <text:s/>NOT NULL,</text:span></text:p>
      <text:p text:style-name="P38"><text:s text:c="2"/>`status` enum('Active','Blocked') NOT NULL DEFAULT 'Active',</text:p>
      <text:p text:style-name="P38"><text:s text:c="2"/>`block_begin` datetime DEFAULT NULL,</text:p>
      <text:p text:style-name="P38"><text:s text:c="2"/>`block_end` datetime DEFAULT NULL,</text:p>
      <text:p text:style-name="P38"><text:s text:c="2"/>`registration_date` datetime NOT NULL DEFAULT CURRENT_TIMESTAMP,</text:p>
      <text:p text:style-name="P38"><text:s text:c="2"/>`id_name1` smallint(5) unsigned NOT NULL,</text:p>
      <text:p text:style-name="P38"><text:s text:c="2"/>`id_name2` smallint(5) unsigned NOT NULL,</text:p>
      <text:p text:style-name="P38"><text:s text:c="2"/>`id_name3` smallint(5) unsigned NOT NULL,</text:p>
      <text:p text:style-name="P38"><text:s text:c="2"/>`id_personal_info` mediumint(8) unsigned DEFAULT NULL,</text:p>
      <text:p text:style-name="P34"><text:s text:c="2"/>PRIMARY KEY (`id`)</text:p>
      <text:p text:style-name="P15">) ENGINE=InnoDB DEFAULT CHARSET=utf8</text:p>
      <text:p text:style-name="P15"/>
      <text:p text:style-name="P34">DROP TRIGGER IF EXISTS user_delete_trigger;</text:p>
      <text:p text:style-name="P12"><text:span text:style-name="T8">CREATE TRIGGER user_delete_trigger AFTER DELETE ON </text:span><text:span text:style-name="T12">sql_taxi</text:span><text:span text:style-name="T8">.</text:span><text:span text:style-name="T12">Person</text:span></text:p>
      <text:p text:style-name="P15">FOR EACH ROW</text:p>
      <text:p text:style-name="P12"><text:span text:style-name="T8">INSERT INTO </text:span><text:span text:style-name="T12">sql_taxi</text:span><text:span text:style-name="T8">.users_delete_log</text:span></text:p>
      <text:p text:style-name="P15">(user_id, change_date, login, password, salt, role, status, block_begin, block_end, </text:p>
      <text:p text:style-name="P12"><text:span text:style-name="T8">registration_date, id_name, id_</text:span><text:span text:style-name="T10">sur</text:span><text:span text:style-name="T8">name, id_</text:span><text:span text:style-name="T10">middle</text:span><text:span text:style-name="T8">name, id_</text:span><text:span text:style-name="T10">passport</text:span><text:span text:style-name="T8">)</text:span></text:p>
      <text:p text:style-name="P15">VALUES</text:p>
      <text:p text:style-name="P15">(OLD.id, NOW(), OLD.login, OLD.password, OLD.role, </text:p>
      <text:p text:style-name="P12"><text:span text:style-name="T8">OLD.status, OLD.block_begin, OLD.block_end, OLD.registration_date, OLD.id_name, OLD.id_</text:span><text:span text:style-name="T10">sur</text:span><text:span text:style-name="T8">name, OLD.id_</text:span><text:span text:style-name="T10">middle</text:span><text:span text:style-name="T8">name, OLD.id_</text:span><text:span text:style-name="T12">passport</text:span><text:span text:style-name="T8">);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37cm" fo:margin-bottom="1.596cm" fo:margin-left="2.54cm" fo:margin-right="1.95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Соловьёв Денис</meta:initial-creator>
    <meta:editing-cycles>7</meta:editing-cycles>
    <meta:creation-date>2020-02-14T12:40:00</meta:creation-date>
    <dc:date>2020-05-26T08:44:32.083529329</dc:date>
    <meta:editing-duration>PT1H27M37S</meta:editing-duration>
    <meta:generator>LibreOffice/6.3.3.2$Linux_X86_64 LibreOffice_project/30$Build-2</meta:generator>
    <meta:document-statistic meta:table-count="0" meta:image-count="0" meta:object-count="0" meta:page-count="5" meta:paragraph-count="166" meta:word-count="764" meta:character-count="6776" meta:non-whitespace-character-count="60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